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20a8a2" officeooo:paragraph-rsid="0320a8a2" style:font-size-asian="10.5pt" style:font-size-complex="12pt"/>
    </style:style>
    <style:style style:name="P57" style:family="paragraph" style:parent-style-name="Text_20_body">
      <style:text-properties style:font-name="Liberation Serif" fo:font-size="12pt" officeooo:rsid="03236833" officeooo:paragraph-rsid="03236833" style:font-size-asian="10.5pt" style:font-size-complex="12pt"/>
    </style:style>
    <style:style style:name="P58" style:family="paragraph" style:parent-style-name="Text_20_body">
      <style:text-properties style:font-name="Liberation Serif" fo:font-size="12pt" officeooo:rsid="03236833" officeooo:paragraph-rsid="04211c04" style:font-size-asian="10.5pt" style:font-size-complex="12pt"/>
    </style:style>
    <style:style style:name="P59" style:family="paragraph" style:parent-style-name="Text_20_body">
      <style:text-properties style:font-name="Liberation Serif" fo:font-size="12pt" officeooo:rsid="032511ad" officeooo:paragraph-rsid="032511ad" style:font-size-asian="10.5pt" style:font-size-complex="12pt"/>
    </style:style>
    <style:style style:name="P60" style:family="paragraph" style:parent-style-name="Text_20_body">
      <style:text-properties style:font-name="Liberation Serif" fo:font-size="12pt" officeooo:rsid="032511ad" officeooo:paragraph-rsid="03e45e83" style:font-size-asian="10.5pt" style:font-size-complex="12pt"/>
    </style:style>
    <style:style style:name="P61" style:family="paragraph" style:parent-style-name="Text_20_body">
      <style:text-properties style:font-name="Liberation Serif" fo:font-size="12pt" officeooo:rsid="0326f512" officeooo:paragraph-rsid="0326f512" style:font-size-asian="10.5pt" style:font-size-complex="12pt"/>
    </style:style>
    <style:style style:name="P62" style:family="paragraph" style:parent-style-name="Text_20_body">
      <style:text-properties style:font-name="Liberation Serif" fo:font-size="12pt" officeooo:rsid="0327e025" officeooo:paragraph-rsid="0327e025" style:font-size-asian="10.5pt" style:font-size-complex="12pt"/>
    </style:style>
    <style:style style:name="P63" style:family="paragraph" style:parent-style-name="Text_20_body">
      <style:text-properties style:font-name="Liberation Serif" fo:font-size="12pt" officeooo:rsid="0328ac2b" officeooo:paragraph-rsid="0328ac2b" style:font-size-asian="10.5pt" style:font-size-complex="12pt"/>
    </style:style>
    <style:style style:name="P64" style:family="paragraph" style:parent-style-name="Text_20_body">
      <style:text-properties style:font-name="Liberation Serif" fo:font-size="12pt" officeooo:rsid="032bbb2b" officeooo:paragraph-rsid="032bbb2b" style:font-size-asian="10.5pt" style:font-size-complex="12pt"/>
    </style:style>
    <style:style style:name="P65" style:family="paragraph" style:parent-style-name="Text_20_body">
      <style:text-properties style:font-name="Liberation Serif" fo:font-size="12pt" officeooo:rsid="032bbb2b" officeooo:paragraph-rsid="03a1518e" style:font-size-asian="10.5pt" style:font-size-complex="12pt"/>
    </style:style>
    <style:style style:name="P66" style:family="paragraph" style:parent-style-name="Text_20_body">
      <style:text-properties style:font-name="Liberation Serif" fo:font-size="12pt" officeooo:rsid="032bbb2b" officeooo:paragraph-rsid="03f02129" style:font-size-asian="10.5pt" style:font-size-complex="12pt"/>
    </style:style>
    <style:style style:name="P6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8" style:family="paragraph" style:parent-style-name="Text_20_body">
      <style:text-properties style:font-name="Liberation Serif" fo:font-size="12pt" officeooo:rsid="03a1518e" officeooo:paragraph-rsid="03a1518e" style:font-size-asian="10.5pt" style:font-size-complex="12pt"/>
    </style:style>
    <style:style style:name="P69" style:family="paragraph" style:parent-style-name="Text_20_body">
      <style:text-properties style:font-name="Liberation Serif" fo:font-size="12pt" officeooo:rsid="03a1518e" officeooo:paragraph-rsid="03f02129" style:font-size-asian="10.5pt" style:font-size-complex="12pt"/>
    </style:style>
    <style:style style:name="P70" style:family="paragraph" style:parent-style-name="Text_20_body">
      <style:text-properties style:font-name="Liberation Serif" fo:font-size="12pt" officeooo:rsid="04211c04" officeooo:paragraph-rsid="04211c04" style:font-size-asian="10.5pt" style:font-size-complex="12pt"/>
    </style:style>
    <style:style style:name="P71" style:family="paragraph" style:parent-style-name="Text_20_body">
      <style:text-properties officeooo:rsid="0279dac1" officeooo:paragraph-rsid="0279dac1"/>
    </style:style>
    <style:style style:name="P72" style:family="paragraph" style:parent-style-name="Text_20_body">
      <style:text-properties officeooo:rsid="02840250" officeooo:paragraph-rsid="02840250"/>
    </style:style>
    <style:style style:name="P73" style:family="paragraph" style:parent-style-name="Text_20_body">
      <style:text-properties officeooo:rsid="028a9b5e" officeooo:paragraph-rsid="028a9b5e"/>
    </style:style>
    <style:style style:name="P74" style:family="paragraph" style:parent-style-name="Text_20_body">
      <style:text-properties officeooo:rsid="028a9b5e" officeooo:paragraph-rsid="03748cbf"/>
    </style:style>
    <style:style style:name="P75" style:family="paragraph" style:parent-style-name="Text_20_body">
      <style:text-properties officeooo:rsid="028d3a22" officeooo:paragraph-rsid="028f620e"/>
    </style:style>
    <style:style style:name="P76" style:family="paragraph" style:parent-style-name="Text_20_body">
      <style:text-properties officeooo:rsid="028d3a22" officeooo:paragraph-rsid="028d3a22"/>
    </style:style>
    <style:style style:name="P77" style:family="paragraph" style:parent-style-name="Text_20_body">
      <style:text-properties officeooo:rsid="0292c63c" officeooo:paragraph-rsid="0292c63c"/>
    </style:style>
    <style:style style:name="P78" style:family="paragraph" style:parent-style-name="Text_20_body">
      <style:text-properties officeooo:rsid="0292c63c" officeooo:paragraph-rsid="029af454"/>
    </style:style>
    <style:style style:name="P79" style:family="paragraph" style:parent-style-name="Text_20_body">
      <style:text-properties officeooo:rsid="02a13947" officeooo:paragraph-rsid="03639f12"/>
    </style:style>
    <style:style style:name="P80" style:family="paragraph" style:parent-style-name="Text_20_body">
      <style:paragraph-properties fo:text-align="start" style:justify-single-word="false"/>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59aa0a"/>
    </style:style>
    <style:style style:name="P82" style:family="paragraph" style:parent-style-name="Text_20_body">
      <style:paragraph-properties fo:text-align="start" style:justify-single-word="false"/>
      <style:text-properties officeooo:rsid="0202f779" officeooo:paragraph-rsid="0202f779"/>
    </style:style>
    <style:style style:name="P83" style:family="paragraph" style:parent-style-name="Text_20_body">
      <style:text-properties officeooo:rsid="02a64632" officeooo:paragraph-rsid="02a64632"/>
    </style:style>
    <style:style style:name="P84" style:family="paragraph" style:parent-style-name="Text_20_body">
      <style:text-properties officeooo:rsid="02a64632" officeooo:paragraph-rsid="02a7a40d"/>
    </style:style>
    <style:style style:name="P85" style:family="paragraph" style:parent-style-name="Text_20_body">
      <style:text-properties officeooo:rsid="02abbc40" officeooo:paragraph-rsid="02abbc40"/>
    </style:style>
    <style:style style:name="P86" style:family="paragraph" style:parent-style-name="Text_20_body">
      <style:text-properties officeooo:rsid="02abbc40" officeooo:paragraph-rsid="02acf251"/>
    </style:style>
    <style:style style:name="P87" style:family="paragraph" style:parent-style-name="Text_20_body">
      <style:text-properties officeooo:rsid="02b006b1" officeooo:paragraph-rsid="02b006b1"/>
    </style:style>
    <style:style style:name="P88" style:family="paragraph" style:parent-style-name="Text_20_body">
      <style:text-properties officeooo:rsid="02b006b1" officeooo:paragraph-rsid="0305d5df"/>
    </style:style>
    <style:style style:name="P89" style:family="paragraph" style:parent-style-name="Text_20_body">
      <style:text-properties officeooo:rsid="02b006b1" officeooo:paragraph-rsid="037b9240"/>
    </style:style>
    <style:style style:name="P90" style:family="paragraph" style:parent-style-name="Text_20_body">
      <style:text-properties officeooo:rsid="02b4f811" officeooo:paragraph-rsid="02b4f811"/>
    </style:style>
    <style:style style:name="P91" style:family="paragraph" style:parent-style-name="Text_20_body">
      <style:text-properties officeooo:rsid="02b4f811" officeooo:paragraph-rsid="037b9240"/>
    </style:style>
    <style:style style:name="P92" style:family="paragraph" style:parent-style-name="Text_20_body">
      <style:text-properties officeooo:rsid="02b72915" officeooo:paragraph-rsid="02b72915"/>
    </style:style>
    <style:style style:name="P93" style:family="paragraph" style:parent-style-name="Text_20_body">
      <style:text-properties officeooo:rsid="02b72915" officeooo:paragraph-rsid="037b9240"/>
    </style:style>
    <style:style style:name="P94" style:family="paragraph" style:parent-style-name="Text_20_body">
      <style:text-properties officeooo:rsid="02ba682a" officeooo:paragraph-rsid="02ba682a"/>
    </style:style>
    <style:style style:name="P95" style:family="paragraph" style:parent-style-name="Text_20_body">
      <style:text-properties officeooo:rsid="02bacf5f" officeooo:paragraph-rsid="02bacf5f"/>
    </style:style>
    <style:style style:name="P96" style:family="paragraph" style:parent-style-name="Text_20_body">
      <style:text-properties officeooo:rsid="02c36d79" officeooo:paragraph-rsid="02c36d79"/>
    </style:style>
    <style:style style:name="P97" style:family="paragraph" style:parent-style-name="Text_20_body">
      <style:text-properties officeooo:rsid="02c8ed27" officeooo:paragraph-rsid="02c9d163"/>
    </style:style>
    <style:style style:name="P98" style:family="paragraph" style:parent-style-name="Text_20_body">
      <style:text-properties officeooo:rsid="02cc5004" officeooo:paragraph-rsid="02cc5004"/>
    </style:style>
    <style:style style:name="P99" style:family="paragraph" style:parent-style-name="Text_20_body">
      <style:text-properties officeooo:rsid="02cdbeb0" officeooo:paragraph-rsid="02cdbeb0"/>
    </style:style>
    <style:style style:name="P100" style:family="paragraph" style:parent-style-name="Text_20_body">
      <style:text-properties officeooo:rsid="02cf1b49" officeooo:paragraph-rsid="02cf1b49"/>
    </style:style>
    <style:style style:name="P101" style:family="paragraph" style:parent-style-name="Text_20_body">
      <style:text-properties officeooo:rsid="02dae778" officeooo:paragraph-rsid="02dae778"/>
    </style:style>
    <style:style style:name="P102" style:family="paragraph" style:parent-style-name="Text_20_body">
      <style:text-properties officeooo:rsid="02f19778" officeooo:paragraph-rsid="02f19778"/>
    </style:style>
    <style:style style:name="P103" style:family="paragraph" style:parent-style-name="Text_20_body">
      <style:text-properties officeooo:rsid="02f48b93" officeooo:paragraph-rsid="02f48b93"/>
    </style:style>
    <style:style style:name="P104" style:family="paragraph" style:parent-style-name="Text_20_body">
      <style:text-properties officeooo:rsid="03019aee" officeooo:paragraph-rsid="03019aee"/>
    </style:style>
    <style:style style:name="P105" style:family="paragraph" style:parent-style-name="Text_20_body">
      <style:paragraph-properties fo:text-align="start" style:justify-single-word="false"/>
      <style:text-properties officeooo:rsid="01f0ba79" officeooo:paragraph-rsid="01f0ba79"/>
    </style:style>
    <style:style style:name="P106" style:family="paragraph" style:parent-style-name="Text_20_body">
      <style:paragraph-properties fo:text-align="start" style:justify-single-word="false"/>
      <style:text-properties officeooo:rsid="030e929e" officeooo:paragraph-rsid="030e929e"/>
    </style:style>
    <style:style style:name="P107" style:family="paragraph" style:parent-style-name="Text_20_body">
      <style:text-properties officeooo:rsid="031f540b" officeooo:paragraph-rsid="031f540b"/>
    </style:style>
    <style:style style:name="P108" style:family="paragraph" style:parent-style-name="Text_20_body">
      <style:text-properties officeooo:rsid="032fe60b" officeooo:paragraph-rsid="032fe60b"/>
    </style:style>
    <style:style style:name="P109" style:family="paragraph" style:parent-style-name="Text_20_body">
      <style:text-properties officeooo:rsid="0336a350" officeooo:paragraph-rsid="0336a350"/>
    </style:style>
    <style:style style:name="P110" style:family="paragraph" style:parent-style-name="Text_20_body">
      <style:text-properties officeooo:rsid="03490997" officeooo:paragraph-rsid="03490997"/>
    </style:style>
    <style:style style:name="P111" style:family="paragraph" style:parent-style-name="Text_20_body">
      <style:text-properties officeooo:rsid="034d472b" officeooo:paragraph-rsid="034d472b"/>
    </style:style>
    <style:style style:name="P112" style:family="paragraph" style:parent-style-name="Text_20_body">
      <style:text-properties officeooo:rsid="035be570" officeooo:paragraph-rsid="035be570"/>
    </style:style>
    <style:style style:name="P113" style:family="paragraph" style:parent-style-name="Text_20_body">
      <style:text-properties officeooo:rsid="035d8c2d" officeooo:paragraph-rsid="035d8c2d"/>
    </style:style>
    <style:style style:name="P114" style:family="paragraph" style:parent-style-name="Text_20_body">
      <style:text-properties officeooo:rsid="035eb797" officeooo:paragraph-rsid="035eb797"/>
    </style:style>
    <style:style style:name="P115" style:family="paragraph" style:parent-style-name="Text_20_body">
      <style:paragraph-properties fo:text-align="start" style:justify-single-word="false"/>
      <style:text-properties officeooo:rsid="02363e6f" officeooo:paragraph-rsid="02363e6f"/>
    </style:style>
    <style:style style:name="P116" style:family="paragraph" style:parent-style-name="Text_20_body">
      <style:text-properties officeooo:rsid="037652f0" officeooo:paragraph-rsid="037652f0"/>
    </style:style>
    <style:style style:name="P117" style:family="paragraph" style:parent-style-name="Text_20_body">
      <style:text-properties officeooo:rsid="037ecc9a" officeooo:paragraph-rsid="037ecc9a"/>
    </style:style>
    <style:style style:name="P118" style:family="paragraph" style:parent-style-name="Text_20_body">
      <style:text-properties officeooo:rsid="038ab3c1" officeooo:paragraph-rsid="038ab3c1"/>
    </style:style>
    <style:style style:name="P119" style:family="paragraph" style:parent-style-name="Text_20_body">
      <style:text-properties officeooo:rsid="038ab3c1" officeooo:paragraph-rsid="038c09cb"/>
    </style:style>
    <style:style style:name="P120" style:family="paragraph" style:parent-style-name="Text_20_body">
      <style:text-properties officeooo:rsid="03a79fb2" officeooo:paragraph-rsid="03a79fb2"/>
    </style:style>
    <style:style style:name="P121" style:family="paragraph" style:parent-style-name="Text_20_body">
      <style:text-properties officeooo:rsid="03a7a6bf" officeooo:paragraph-rsid="03a7a6bf"/>
    </style:style>
    <style:style style:name="P122" style:family="paragraph" style:parent-style-name="Text_20_body">
      <style:text-properties officeooo:rsid="03d0ab54" officeooo:paragraph-rsid="03d0ab54"/>
    </style:style>
    <style:style style:name="P123" style:family="paragraph" style:parent-style-name="Text_20_body">
      <style:text-properties officeooo:rsid="031e5db2" officeooo:paragraph-rsid="031e5db2"/>
    </style:style>
    <style:style style:name="P124" style:family="paragraph" style:parent-style-name="Text_20_body">
      <style:text-properties officeooo:rsid="03da49f9" officeooo:paragraph-rsid="03da49f9"/>
    </style:style>
    <style:style style:name="P125" style:family="paragraph" style:parent-style-name="Text_20_body">
      <style:text-properties officeooo:rsid="03dca7cc" officeooo:paragraph-rsid="03dca7cc"/>
    </style:style>
    <style:style style:name="P126" style:family="paragraph" style:parent-style-name="Text_20_body">
      <style:text-properties officeooo:rsid="0331aadb" officeooo:paragraph-rsid="0331aadb"/>
    </style:style>
    <style:style style:name="P127" style:family="paragraph" style:parent-style-name="Text_20_body">
      <style:text-properties officeooo:rsid="04012477" officeooo:paragraph-rsid="04012477"/>
    </style:style>
    <style:style style:name="P128" style:family="paragraph" style:parent-style-name="Text_20_body">
      <style:text-properties officeooo:rsid="0402c1a5" officeooo:paragraph-rsid="0402c1a5"/>
    </style:style>
    <style:style style:name="P129" style:family="paragraph" style:parent-style-name="Text_20_body">
      <style:text-properties officeooo:rsid="042f09a2" officeooo:paragraph-rsid="042f09a2"/>
    </style:style>
    <style:style style:name="P130" style:family="paragraph" style:parent-style-name="Text_20_body">
      <style:text-properties officeooo:rsid="04354f9f" officeooo:paragraph-rsid="04354f9f"/>
    </style:style>
    <style:style style:name="P131" style:family="paragraph" style:parent-style-name="Text_20_body">
      <style:text-properties officeooo:paragraph-rsid="042f09a2"/>
    </style:style>
    <style:style style:name="P132" style:family="paragraph" style:parent-style-name="Text_20_body">
      <style:text-properties officeooo:paragraph-rsid="044b26ed"/>
    </style:style>
    <style:style style:name="P133" style:family="paragraph" style:parent-style-name="Text_20_body">
      <style:text-properties officeooo:rsid="044df690" officeooo:paragraph-rsid="044b26ed"/>
    </style:style>
    <style:style style:name="P134" style:family="paragraph" style:parent-style-name="Text_20_body">
      <style:text-properties officeooo:rsid="0437f040" officeooo:paragraph-rsid="0437f040"/>
    </style:style>
    <style:style style:name="P135" style:family="paragraph" style:parent-style-name="Text_20_body">
      <style:text-properties officeooo:rsid="0284a8c2" officeooo:paragraph-rsid="02889d51"/>
    </style:style>
    <style:style style:name="P136" style:family="paragraph" style:parent-style-name="Text_20_body">
      <style:text-properties officeooo:rsid="0465ce45" officeooo:paragraph-rsid="0465ce45"/>
    </style:style>
    <style:style style:name="P137" style:family="paragraph" style:parent-style-name="Text_20_body">
      <style:text-properties officeooo:rsid="0484a25d" officeooo:paragraph-rsid="0491e092"/>
    </style:style>
    <style:style style:name="P138" style:family="paragraph" style:parent-style-name="Text_20_body">
      <style:text-properties officeooo:rsid="0456998b" officeooo:paragraph-rsid="049d9a98"/>
    </style:style>
    <style:style style:name="P139" style:family="paragraph" style:parent-style-name="Text_20_body">
      <style:text-properties officeooo:rsid="04b04df1" officeooo:paragraph-rsid="04b04df1"/>
    </style:style>
    <style:style style:name="P140" style:family="paragraph" style:parent-style-name="Text_20_body">
      <style:text-properties officeooo:paragraph-rsid="04b28773"/>
    </style:style>
    <style:style style:name="P141" style:family="paragraph" style:parent-style-name="Text_20_body">
      <style:text-properties officeooo:rsid="04b66f8a" officeooo:paragraph-rsid="04b66f8a"/>
    </style:style>
    <style:style style:name="P142" style:family="paragraph" style:parent-style-name="Text_20_body">
      <style:text-properties officeooo:rsid="04ccafa1" officeooo:paragraph-rsid="0491e092"/>
    </style:style>
    <style:style style:name="P143" style:family="paragraph" style:parent-style-name="Text_20_body">
      <style:text-properties officeooo:paragraph-rsid="02c119af"/>
    </style:style>
    <style:style style:name="P144" style:family="paragraph" style:parent-style-name="Text_20_body">
      <style:text-properties officeooo:rsid="04dd31b5" officeooo:paragraph-rsid="04dd31b5"/>
    </style:style>
    <style:style style:name="P145" style:family="paragraph" style:parent-style-name="Text_20_body">
      <style:text-properties officeooo:rsid="04dd31b5" officeooo:paragraph-rsid="04e17e82"/>
    </style:style>
    <style:style style:name="P146" style:family="paragraph" style:parent-style-name="Text_20_body">
      <style:text-properties officeooo:paragraph-rsid="04e17e82"/>
    </style:style>
    <style:style style:name="P147" style:family="paragraph" style:parent-style-name="Text_20_body">
      <style:text-properties officeooo:paragraph-rsid="02ffa01d"/>
    </style:style>
    <style:style style:name="P148" style:family="paragraph" style:parent-style-name="Text_20_body">
      <style:text-properties officeooo:rsid="04e6a784" officeooo:paragraph-rsid="04e6a784"/>
    </style:style>
    <style:style style:name="P149" style:family="paragraph" style:parent-style-name="Text_20_body">
      <style:text-properties officeooo:paragraph-rsid="04e8a56c"/>
    </style:style>
    <style:style style:name="P150" style:family="paragraph" style:parent-style-name="Subtitle">
      <style:text-properties officeooo:rsid="0251bdbe" officeooo:paragraph-rsid="0251bdbe"/>
    </style:style>
    <style:style style:name="P151" style:family="paragraph" style:parent-style-name="Standard">
      <style:paragraph-properties fo:text-align="start" style:justify-single-word="false"/>
      <style:text-properties officeooo:rsid="006a2413"/>
    </style:style>
    <style:style style:name="P152" style:family="paragraph" style:parent-style-name="Standard">
      <style:paragraph-properties fo:text-align="start" style:justify-single-word="false"/>
      <style:text-properties officeooo:paragraph-rsid="02d39616"/>
    </style:style>
    <style:style style:name="P153" style:family="paragraph" style:parent-style-name="Text_20_body">
      <style:paragraph-properties fo:margin-left="0.4925in" fo:margin-right="0in" fo:text-indent="0in" style:auto-text-indent="false"/>
      <style:text-properties officeooo:rsid="02c8ed27" officeooo:paragraph-rsid="02c9d163"/>
    </style:style>
    <style:style style:name="P154" style:family="paragraph" style:parent-style-name="Text_20_body">
      <style:paragraph-properties fo:margin-left="0.4925in" fo:margin-right="0in" fo:text-indent="0in" style:auto-text-indent="false"/>
      <style:text-properties officeooo:rsid="02b87ce4" officeooo:paragraph-rsid="02b87ce4"/>
    </style:style>
    <style:style style:name="P155" style:family="paragraph" style:parent-style-name="Text_20_body">
      <style:paragraph-properties fo:margin-left="0.4925in" fo:margin-right="0in" fo:text-indent="0in" style:auto-text-indent="false"/>
      <style:text-properties officeooo:rsid="02cdbeb0" officeooo:paragraph-rsid="02cdbeb0"/>
    </style:style>
    <style:style style:name="P156" style:family="paragraph" style:parent-style-name="Text_20_body">
      <style:paragraph-properties fo:margin-left="0.4925in" fo:margin-right="0in" fo:text-indent="0in" style:auto-text-indent="false"/>
      <style:text-properties officeooo:rsid="02cf1b49" officeooo:paragraph-rsid="02cf1b49"/>
    </style:style>
    <style:style style:name="P15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60"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6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6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4" style:family="paragraph" style:parent-style-name="Text_20_body">
      <style:paragraph-properties fo:margin-left="0.4925in" fo:margin-right="0in" fo:text-indent="0in" style:auto-text-indent="false"/>
      <style:text-properties officeooo:rsid="02f48b93" officeooo:paragraph-rsid="02f48b93"/>
    </style:style>
    <style:style style:name="P165" style:family="paragraph" style:parent-style-name="Text_20_body">
      <style:paragraph-properties fo:margin-left="0.4925in" fo:margin-right="0in" fo:text-indent="0in" style:auto-text-indent="false"/>
      <style:text-properties officeooo:rsid="0336a350" officeooo:paragraph-rsid="0336a350"/>
    </style:style>
    <style:style style:name="P166" style:family="paragraph" style:parent-style-name="Text_20_body">
      <style:paragraph-properties fo:margin-left="0.4925in" fo:margin-right="0in" fo:text-indent="0in" style:auto-text-indent="false"/>
      <style:text-properties officeooo:rsid="037652f0" officeooo:paragraph-rsid="037652f0"/>
    </style:style>
    <style:style style:name="P167" style:family="paragraph" style:parent-style-name="Text_20_body">
      <style:paragraph-properties fo:margin-left="0.4925in" fo:margin-right="0in" fo:text-indent="0in" style:auto-text-indent="false"/>
      <style:text-properties officeooo:rsid="03d38c85" officeooo:paragraph-rsid="03d38c85"/>
    </style:style>
    <style:style style:name="P168" style:family="paragraph" style:parent-style-name="Text_20_body">
      <style:paragraph-properties fo:margin-left="0.4925in" fo:margin-right="0in" fo:text-indent="0in" style:auto-text-indent="false"/>
      <style:text-properties officeooo:rsid="02f4aa13" officeooo:paragraph-rsid="02f4aa13"/>
    </style:style>
    <style:style style:name="P169" style:family="paragraph" style:parent-style-name="Text_20_body">
      <style:paragraph-properties fo:margin-left="0.4925in" fo:margin-right="0in" fo:text-indent="0in" style:auto-text-indent="false"/>
      <style:text-properties officeooo:rsid="02cc5004" officeooo:paragraph-rsid="02cc5004"/>
    </style:style>
    <style:style style:name="P170" style:family="paragraph" style:parent-style-name="Text_20_body">
      <style:paragraph-properties fo:margin-left="0.4925in" fo:margin-right="0in" fo:text-indent="0in" style:auto-text-indent="false"/>
      <style:text-properties officeooo:rsid="0402c1a5" officeooo:paragraph-rsid="0402c1a5"/>
    </style:style>
    <style:style style:name="P171" style:family="paragraph" style:parent-style-name="Text_20_body">
      <style:paragraph-properties fo:margin-left="0.4925in" fo:margin-right="0in" fo:text-indent="0in" style:auto-text-indent="false"/>
      <style:text-properties officeooo:rsid="03d0ab54" officeooo:paragraph-rsid="03d0ab54"/>
    </style:style>
    <style:style style:name="P172" style:family="paragraph" style:parent-style-name="Text_20_body">
      <style:paragraph-properties fo:margin-left="0.4925in" fo:margin-right="0in" fo:text-indent="0in" style:auto-text-indent="false"/>
      <style:text-properties officeooo:rsid="02a64632" officeooo:paragraph-rsid="02a64632"/>
    </style:style>
    <style:style style:name="P173" style:family="paragraph" style:parent-style-name="Text_20_body">
      <style:paragraph-properties fo:margin-left="0in" fo:margin-right="0in" fo:text-indent="0in" style:auto-text-indent="false"/>
      <style:text-properties officeooo:rsid="02f4aa13" officeooo:paragraph-rsid="02f4aa13"/>
    </style:style>
    <style:style style:name="P174" style:family="paragraph" style:parent-style-name="Text_20_body">
      <style:paragraph-properties fo:margin-left="0in" fo:margin-right="0in" fo:text-indent="0in" style:auto-text-indent="false"/>
      <style:text-properties officeooo:rsid="0336a350" officeooo:paragraph-rsid="0336a350"/>
    </style:style>
    <style:style style:name="P175" style:family="paragraph" style:parent-style-name="Text_20_body">
      <style:paragraph-properties fo:margin-left="0in" fo:margin-right="0in" fo:text-indent="0in" style:auto-text-indent="false"/>
      <style:text-properties officeooo:rsid="03379fb7" officeooo:paragraph-rsid="03379fb7"/>
    </style:style>
    <style:style style:name="P176" style:family="paragraph" style:parent-style-name="Text_20_body">
      <style:paragraph-properties fo:margin-left="0in" fo:margin-right="0in" fo:text-indent="0in" style:auto-text-indent="false"/>
      <style:text-properties officeooo:rsid="03399bfd" officeooo:paragraph-rsid="03399bfd"/>
    </style:style>
    <style:style style:name="P177" style:family="paragraph" style:parent-style-name="Text_20_body">
      <style:paragraph-properties fo:margin-left="0in" fo:margin-right="0in" fo:text-indent="0in" style:auto-text-indent="false"/>
      <style:text-properties officeooo:rsid="033b6350" officeooo:paragraph-rsid="03459d68"/>
    </style:style>
    <style:style style:name="P178" style:family="paragraph" style:parent-style-name="Text_20_body">
      <style:paragraph-properties fo:margin-left="0in" fo:margin-right="0in" fo:text-indent="0in" style:auto-text-indent="false"/>
      <style:text-properties officeooo:rsid="03410fac" officeooo:paragraph-rsid="03410fac"/>
    </style:style>
    <style:style style:name="P179" style:family="paragraph" style:parent-style-name="Text_20_body">
      <style:paragraph-properties fo:margin-left="0in" fo:margin-right="0in" fo:text-indent="0in" style:auto-text-indent="false"/>
      <style:text-properties officeooo:rsid="03410fac" officeooo:paragraph-rsid="03459d68"/>
    </style:style>
    <style:style style:name="P18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81"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2"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3" style:family="paragraph" style:parent-style-name="Text_20_body">
      <style:paragraph-properties fo:margin-left="0in" fo:margin-right="0in" fo:text-indent="0in" style:auto-text-indent="false"/>
      <style:text-properties officeooo:rsid="03d38c85" officeooo:paragraph-rsid="03d38c85"/>
    </style:style>
    <style:style style:name="P184" style:family="paragraph" style:parent-style-name="Text_20_body">
      <style:paragraph-properties fo:margin-left="0in" fo:margin-right="0in" fo:text-indent="0in" style:auto-text-indent="false"/>
      <style:text-properties officeooo:rsid="03ee5b69" officeooo:paragraph-rsid="03ee5b69"/>
    </style:style>
    <style:style style:name="P185" style:family="paragraph" style:parent-style-name="Text_20_body">
      <style:paragraph-properties fo:margin-left="0in" fo:margin-right="0in" fo:text-indent="0in" style:auto-text-indent="false"/>
      <style:text-properties officeooo:rsid="0402c1a5" officeooo:paragraph-rsid="0402c1a5"/>
    </style:style>
    <style:style style:name="P186" style:family="paragraph" style:parent-style-name="Text_20_body">
      <style:paragraph-properties fo:margin-left="0in" fo:margin-right="0in" fo:text-indent="0in" style:auto-text-indent="false"/>
      <style:text-properties officeooo:rsid="0414dd48" officeooo:paragraph-rsid="0414dd48"/>
    </style:style>
    <style:style style:name="P18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90" style:family="paragraph" style:parent-style-name="Title">
      <style:text-properties officeooo:rsid="0251bdbe" officeooo:paragraph-rsid="0251bdbe"/>
    </style:style>
    <style:style style:name="P191" style:family="paragraph" style:parent-style-name="Contents_20_1">
      <style:paragraph-properties>
        <style:tab-stops>
          <style:tab-stop style:position="6.9252in" style:type="right" style:leader-style="dotted" style:leader-text="."/>
        </style:tab-stops>
      </style:paragraph-properties>
    </style:style>
    <style:style style:name="P192" style:family="paragraph" style:parent-style-name="Contents_20_1">
      <style:paragraph-properties fo:break-before="page">
        <style:tab-stops>
          <style:tab-stop style:position="6.9252in" style:type="right" style:leader-style="dotted" style:leader-text="."/>
        </style:tab-stops>
      </style:paragraph-properties>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officeooo:rsid="02ab5948" officeooo:paragraph-rsid="02ab5948"/>
    </style:style>
    <style:style style:name="P195" style:family="paragraph" style:parent-style-name="Heading_20_1">
      <style:paragraph-properties fo:break-before="page"/>
      <style:text-properties officeooo:rsid="02b006b1" officeooo:paragraph-rsid="02b006b1"/>
    </style:style>
    <style:style style:name="P196" style:family="paragraph" style:parent-style-name="Heading_20_1">
      <style:paragraph-properties fo:break-before="page"/>
      <style:text-properties officeooo:rsid="03055587" officeooo:paragraph-rsid="03055587"/>
    </style:style>
    <style:style style:name="P197" style:family="paragraph" style:parent-style-name="Heading_20_1">
      <style:paragraph-properties fo:break-before="page"/>
      <style:text-properties officeooo:rsid="0369b5f5" officeooo:paragraph-rsid="0369b5f5"/>
    </style:style>
    <style:style style:name="P198" style:family="paragraph" style:parent-style-name="Heading_20_1">
      <style:paragraph-properties fo:break-before="page"/>
      <style:text-properties officeooo:rsid="02c119af" officeooo:paragraph-rsid="02c119af"/>
    </style:style>
    <style:style style:name="P199" style:family="paragraph" style:parent-style-name="Heading_20_1">
      <style:paragraph-properties fo:break-before="page"/>
      <style:text-properties officeooo:rsid="04d9ef06" officeooo:paragraph-rsid="04d9ef06"/>
    </style:style>
    <style:style style:name="P200" style:family="paragraph" style:parent-style-name="Heading_20_1">
      <style:paragraph-properties fo:break-before="page"/>
      <style:text-properties officeooo:rsid="02840250" officeooo:paragraph-rsid="02840250"/>
    </style:style>
    <style:style style:name="P201" style:family="paragraph" style:parent-style-name="Heading_20_1">
      <style:paragraph-properties fo:break-before="page"/>
      <style:text-properties officeooo:rsid="028d3a22" officeooo:paragraph-rsid="028d3a22"/>
    </style:style>
    <style:style style:name="P202" style:family="paragraph" style:parent-style-name="Heading_20_1">
      <style:paragraph-properties fo:break-before="page"/>
      <style:text-properties officeooo:rsid="0437f040" officeooo:paragraph-rsid="0437f040"/>
    </style:style>
    <style:style style:name="P203" style:family="paragraph" style:parent-style-name="Heading_20_1">
      <style:paragraph-properties fo:break-before="page"/>
      <style:text-properties officeooo:rsid="02dae778" officeooo:paragraph-rsid="02dae778"/>
    </style:style>
    <style:style style:name="P204" style:family="paragraph" style:parent-style-name="Heading_20_1">
      <style:paragraph-properties fo:break-before="page"/>
      <style:text-properties officeooo:rsid="0292c63c" officeooo:paragraph-rsid="0292c63c"/>
    </style:style>
    <style:style style:name="P205" style:family="paragraph" style:parent-style-name="Heading_20_1" style:list-style-name="">
      <style:paragraph-properties fo:break-before="page"/>
      <style:text-properties officeooo:rsid="0496a375" officeooo:paragraph-rsid="0496a375"/>
    </style:style>
    <style:style style:name="P206" style:family="paragraph" style:parent-style-name="Heading_20_1">
      <style:paragraph-properties fo:break-before="page"/>
      <style:text-properties officeooo:rsid="03879c3f" officeooo:paragraph-rsid="03879c3f"/>
    </style:style>
    <style:style style:name="P207" style:family="paragraph" style:parent-style-name="Heading_20_1">
      <style:paragraph-properties fo:break-before="page"/>
      <style:text-properties officeooo:rsid="025c94a4" officeooo:paragraph-rsid="025c94a4"/>
    </style:style>
    <style:style style:name="P208" style:family="paragraph" style:parent-style-name="Heading_20_1">
      <style:paragraph-properties fo:break-before="page"/>
      <style:text-properties officeooo:rsid="035cb5bb" officeooo:paragraph-rsid="035cb5bb"/>
    </style:style>
    <style:style style:name="P209" style:family="paragraph" style:parent-style-name="Heading_20_1">
      <style:paragraph-properties fo:break-before="page"/>
      <style:text-properties officeooo:rsid="042f09a2" officeooo:paragraph-rsid="042f09a2"/>
    </style:style>
    <style:style style:name="P210" style:family="paragraph" style:parent-style-name="Heading_20_1">
      <style:paragraph-properties fo:break-before="page"/>
      <style:text-properties officeooo:rsid="035ba004" officeooo:paragraph-rsid="035ba004"/>
    </style:style>
    <style:style style:name="P211" style:family="paragraph" style:parent-style-name="Heading_20_1">
      <style:paragraph-properties fo:break-before="page"/>
      <style:text-properties officeooo:rsid="0279dac1" officeooo:paragraph-rsid="0279dac1"/>
    </style:style>
    <style:style style:name="P212" style:family="paragraph" style:parent-style-name="Heading_20_1">
      <style:paragraph-properties fo:break-before="page"/>
      <style:text-properties officeooo:rsid="031e5db2" officeooo:paragraph-rsid="031e5db2"/>
    </style:style>
    <style:style style:name="P213" style:family="paragraph" style:parent-style-name="Heading_20_1">
      <style:paragraph-properties fo:break-before="page"/>
      <style:text-properties officeooo:rsid="032fe60b" officeooo:paragraph-rsid="032fe60b"/>
    </style:style>
    <style:style style:name="P214" style:family="paragraph" style:parent-style-name="Heading_20_1">
      <style:paragraph-properties fo:break-before="page"/>
      <style:text-properties officeooo:rsid="02a44c5b" officeooo:paragraph-rsid="02a44c5b"/>
    </style:style>
    <style:style style:name="P215" style:family="paragraph" style:parent-style-name="Heading_20_1">
      <style:paragraph-properties fo:break-before="page"/>
      <style:text-properties officeooo:rsid="0284a8c2" officeooo:paragraph-rsid="0284a8c2"/>
    </style:style>
    <style:style style:name="P216" style:family="paragraph" style:parent-style-name="Heading_20_1">
      <style:paragraph-properties fo:break-before="page"/>
      <style:text-properties officeooo:rsid="02f19778" officeooo:paragraph-rsid="02f19778"/>
    </style:style>
    <style:style style:name="P217" style:family="paragraph" style:parent-style-name="Heading_20_1">
      <style:paragraph-properties fo:break-before="page"/>
      <style:text-properties officeooo:rsid="0451631a" officeooo:paragraph-rsid="0451631a"/>
    </style:style>
    <style:style style:name="P218" style:family="paragraph" style:parent-style-name="Heading_20_1">
      <style:paragraph-properties fo:break-before="page"/>
      <style:text-properties officeooo:rsid="03dca7cc" officeooo:paragraph-rsid="03dca7cc"/>
    </style:style>
    <style:style style:name="P219" style:family="paragraph" style:parent-style-name="Heading_20_1" style:list-style-name="">
      <style:paragraph-properties fo:break-before="page"/>
      <style:text-properties officeooo:rsid="0410f587" officeooo:paragraph-rsid="0410f587"/>
    </style:style>
    <style:style style:name="P220" style:family="paragraph" style:parent-style-name="Heading_20_1" style:list-style-name="">
      <style:paragraph-properties fo:break-before="page"/>
      <style:text-properties officeooo:rsid="049f6163" officeooo:paragraph-rsid="049f6163"/>
    </style:style>
    <style:style style:name="P221" style:family="paragraph" style:parent-style-name="Heading_20_1">
      <style:paragraph-properties fo:break-before="page"/>
      <style:text-properties officeooo:rsid="02a13947" officeooo:paragraph-rsid="03639f12"/>
    </style:style>
    <style:style style:name="P222" style:family="paragraph" style:parent-style-name="Heading_20_1">
      <style:paragraph-properties fo:break-before="page"/>
      <style:text-properties officeooo:rsid="03490997" officeooo:paragraph-rsid="03490997"/>
    </style:style>
    <style:style style:name="P223" style:family="paragraph" style:parent-style-name="Heading_20_1">
      <style:paragraph-properties fo:break-before="page"/>
      <style:text-properties officeooo:rsid="03a7a6bf" officeooo:paragraph-rsid="03a7a6bf"/>
    </style:style>
    <style:style style:name="P224" style:family="paragraph" style:parent-style-name="Heading_20_1">
      <style:paragraph-properties fo:break-before="page"/>
      <style:text-properties officeooo:rsid="03019aee" officeooo:paragraph-rsid="03019aee"/>
    </style:style>
    <style:style style:name="P225" style:family="paragraph" style:parent-style-name="Heading_20_1">
      <style:paragraph-properties fo:break-before="page"/>
      <style:text-properties officeooo:rsid="02fdf977" officeooo:paragraph-rsid="02fdf977"/>
    </style:style>
    <style:style style:name="P226" style:family="paragraph" style:parent-style-name="Standard" style:list-style-name="L5"/>
    <style:style style:name="P227" style:family="paragraph" style:parent-style-name="Text_20_body" style:list-style-name="L1">
      <style:text-properties officeooo:rsid="029a621f" officeooo:paragraph-rsid="029a621f"/>
    </style:style>
    <style:style style:name="P228" style:family="paragraph" style:parent-style-name="Text_20_body" style:list-style-name="L1">
      <style:text-properties officeooo:rsid="029af454" officeooo:paragraph-rsid="029af454"/>
    </style:style>
    <style:style style:name="P229" style:family="paragraph" style:parent-style-name="Text_20_body" style:list-style-name="L2">
      <style:text-properties officeooo:rsid="028098ec" officeooo:paragraph-rsid="028098ec"/>
    </style:style>
    <style:style style:name="P230" style:family="paragraph" style:parent-style-name="Text_20_body" style:list-style-name="L2">
      <style:text-properties officeooo:rsid="02b31ec4" officeooo:paragraph-rsid="02b31ec4"/>
    </style:style>
    <style:style style:name="P231" style:family="paragraph" style:parent-style-name="Text_20_body" style:list-style-name="L2">
      <style:text-properties officeooo:rsid="03712b81" officeooo:paragraph-rsid="03712b81"/>
    </style:style>
    <style:style style:name="P232" style:family="paragraph" style:parent-style-name="Text_20_body" style:list-style-name="L2">
      <style:text-properties officeooo:rsid="0279dac1" officeooo:paragraph-rsid="0279dac1"/>
    </style:style>
    <style:style style:name="P233" style:family="paragraph" style:parent-style-name="Text_20_body" style:list-style-name="L3">
      <style:text-properties officeooo:rsid="0467bb51" officeooo:paragraph-rsid="0467bb51"/>
    </style:style>
    <style:style style:name="P234" style:family="paragraph" style:parent-style-name="Text_20_body" style:list-style-name="L3">
      <style:text-properties officeooo:rsid="04554632" officeooo:paragraph-rsid="04554632"/>
    </style:style>
    <style:style style:name="P235" style:family="paragraph" style:parent-style-name="Text_20_body" style:list-style-name="L3">
      <style:text-properties officeooo:rsid="045d372f" officeooo:paragraph-rsid="045d372f"/>
    </style:style>
    <style:style style:name="P236" style:family="paragraph" style:parent-style-name="Text_20_body" style:list-style-name="L3">
      <style:text-properties officeooo:rsid="0462ff3a" officeooo:paragraph-rsid="0462ff3a"/>
    </style:style>
    <style:style style:name="P237" style:family="paragraph" style:parent-style-name="Text_20_body" style:list-style-name="L3">
      <style:text-properties officeooo:rsid="045aa6fb" officeooo:paragraph-rsid="045aa6fb"/>
    </style:style>
    <style:style style:name="P238" style:family="paragraph" style:parent-style-name="Text_20_body" style:list-style-name="L3">
      <style:text-properties officeooo:rsid="045ecf58" officeooo:paragraph-rsid="045ecf58"/>
    </style:style>
    <style:style style:name="P239" style:family="paragraph" style:parent-style-name="Text_20_body" style:list-style-name="L3">
      <style:text-properties officeooo:rsid="04540e31" officeooo:paragraph-rsid="04540e31"/>
    </style:style>
    <style:style style:name="P240" style:family="paragraph" style:parent-style-name="Text_20_body" style:list-style-name="L3">
      <style:text-properties officeooo:rsid="045c2eb6" officeooo:paragraph-rsid="045c2eb6"/>
    </style:style>
    <style:style style:name="P241" style:family="paragraph" style:parent-style-name="Text_20_body" style:list-style-name="L3">
      <style:text-properties officeooo:rsid="04525674" officeooo:paragraph-rsid="04525674"/>
    </style:style>
    <style:style style:name="P242" style:family="paragraph" style:parent-style-name="Text_20_body" style:list-style-name="L3">
      <style:text-properties officeooo:rsid="0464d76f" officeooo:paragraph-rsid="0464d76f"/>
    </style:style>
    <style:style style:name="P243" style:family="paragraph" style:parent-style-name="Text_20_body" style:list-style-name="L3">
      <style:text-properties officeooo:rsid="0454283a" officeooo:paragraph-rsid="0454283a"/>
    </style:style>
    <style:style style:name="P244" style:family="paragraph" style:parent-style-name="Text_20_body" style:list-style-name="L3">
      <style:text-properties officeooo:rsid="0457f185" officeooo:paragraph-rsid="0457f185"/>
    </style:style>
    <style:style style:name="P245" style:family="paragraph" style:parent-style-name="Text_20_body" style:list-style-name="L3">
      <style:text-properties officeooo:rsid="04641b67" officeooo:paragraph-rsid="04641b67"/>
    </style:style>
    <style:style style:name="P246" style:family="paragraph" style:parent-style-name="Text_20_body" style:list-style-name="L3">
      <style:text-properties officeooo:rsid="045e3a90" officeooo:paragraph-rsid="045e3a90"/>
    </style:style>
    <style:style style:name="P247" style:family="paragraph" style:parent-style-name="Text_20_body" style:list-style-name="L3">
      <style:text-properties officeooo:rsid="0456998b" officeooo:paragraph-rsid="0456998b"/>
    </style:style>
    <style:style style:name="P248" style:family="paragraph" style:parent-style-name="Text_20_body" style:list-style-name="L3">
      <style:text-properties officeooo:rsid="049d9a98" officeooo:paragraph-rsid="049d9a98"/>
    </style:style>
    <style:style style:name="P249" style:family="paragraph" style:parent-style-name="Text_20_body" style:list-style-name="L4">
      <style:text-properties officeooo:rsid="03dca7cc" officeooo:paragraph-rsid="03e87df7"/>
    </style:style>
    <style:style style:name="P250" style:family="paragraph" style:parent-style-name="Text_20_body" style:list-style-name="L4">
      <style:text-properties officeooo:rsid="03dca7cc" officeooo:paragraph-rsid="046a3f08"/>
    </style:style>
    <style:style style:name="P251" style:family="paragraph" style:parent-style-name="Text_20_body" style:list-style-name="L4">
      <style:text-properties officeooo:rsid="03dca7cc" officeooo:paragraph-rsid="03dca7cc"/>
    </style:style>
    <style:style style:name="P252" style:family="paragraph" style:parent-style-name="Text_20_body" style:list-style-name="L6"/>
    <style:style style:name="P253" style:family="paragraph" style:parent-style-name="Text_20_body" style:list-style-name="L6">
      <style:text-properties officeooo:rsid="04b28773" officeooo:paragraph-rsid="04b28773"/>
    </style:style>
    <style:style style:name="P254" style:family="paragraph" style:parent-style-name="Text_20_body" style:list-style-name="L6">
      <style:text-properties officeooo:rsid="04d4419a" officeooo:paragraph-rsid="04d4419a"/>
    </style:style>
    <style:style style:name="P255" style:family="paragraph" style:parent-style-name="Text_20_body" style:list-style-name="L7">
      <style:text-properties officeooo:rsid="04b8014b" officeooo:paragraph-rsid="04b8014b"/>
    </style:style>
    <style:style style:name="P256" style:family="paragraph" style:parent-style-name="Text_20_body" style:list-style-name="L7">
      <style:text-properties officeooo:rsid="04b936ea" officeooo:paragraph-rsid="04b936ea"/>
    </style:style>
    <style:style style:name="P257" style:family="paragraph" style:parent-style-name="Text_20_body" style:list-style-name="L7">
      <style:text-properties officeooo:rsid="04bac86f" officeooo:paragraph-rsid="04bac86f"/>
    </style:style>
    <style:style style:name="P258" style:family="paragraph" style:parent-style-name="Text_20_body" style:list-style-name="L7">
      <style:text-properties officeooo:rsid="04bdfd61" officeooo:paragraph-rsid="04bdfd61"/>
    </style:style>
    <style:style style:name="P259" style:family="paragraph" style:parent-style-name="Text_20_body" style:list-style-name="L7">
      <style:text-properties officeooo:rsid="04bf369d" officeooo:paragraph-rsid="04bf369d"/>
    </style:style>
    <style:style style:name="P260" style:family="paragraph" style:parent-style-name="Text_20_body" style:list-style-name="L8">
      <style:text-properties officeooo:rsid="03d6c112" officeooo:paragraph-rsid="03d6c112"/>
    </style:style>
    <style:style style:name="P261" style:family="paragraph" style:parent-style-name="Text_20_body">
      <style:text-properties style:font-name="Liberation Serif" fo:font-size="12pt" officeooo:rsid="031fc242" officeooo:paragraph-rsid="03f82533" style:font-size-asian="10.5pt" style:font-size-complex="12pt"/>
    </style:style>
    <style:style style:name="P262" style:family="paragraph" style:parent-style-name="Text_20_body">
      <style:text-properties style:font-name="Liberation Serif" fo:font-size="12pt" officeooo:rsid="031fc242" officeooo:paragraph-rsid="04ec8584" style:font-size-asian="10.5pt" style:font-size-complex="12pt"/>
    </style:style>
    <style:style style:name="P263" style:family="paragraph" style:parent-style-name="Text_20_body">
      <style:text-properties style:font-name="Courier 10 Pitch" fo:font-size="10pt" officeooo:rsid="031f540b" officeooo:paragraph-rsid="04ec8584" style:font-size-asian="10pt" style:font-size-complex="10pt"/>
    </style:style>
    <style:style style:name="P264" style:family="paragraph" style:parent-style-name="Text_20_body">
      <style:text-properties style:font-name="Courier 10 Pitch" fo:font-size="10pt" officeooo:rsid="0326e8d2" officeooo:paragraph-rsid="04ec8584" style:font-size-asian="10pt" style:font-size-complex="10pt"/>
    </style:style>
    <style:style style:name="P265" style:family="paragraph" style:parent-style-name="Text_20_body">
      <style:text-properties officeooo:rsid="04ec8584" officeooo:paragraph-rsid="04ec8584"/>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Smoke</text:p>
      <text:p text:style-name="P150">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2"><text:a xlink:type="simple" xlink:href="#__RefHeading__697_1754408385" text:style-name="Index_20_Link" text:visited-style-name="Index_20_Link">About<text:tab/>3</text:a></text:p>
          <text:p text:style-name="P191"><text:a xlink:type="simple" xlink:href="#__RefHeading___Toc505_1878324060" text:style-name="Index_20_Link" text:visited-style-name="Index_20_Link">Activity Authenticate<text:tab/>4</text:a></text:p>
          <text:p text:style-name="P191"><text:a xlink:type="simple" xlink:href="#__RefHeading___Toc507_1878324060" text:style-name="Index_20_Link" text:visited-style-name="Index_20_Link">Activity Chat<text:tab/>5</text:a></text:p>
          <text:p text:style-name="P191"><text:a xlink:type="simple" xlink:href="#__RefHeading___Toc792_736866454" text:style-name="Index_20_Link" text:visited-style-name="Index_20_Link">Activity Fire<text:tab/>6</text:a></text:p>
          <text:p text:style-name="P191"><text:a xlink:type="simple" xlink:href="#__RefHeading___Toc1466_883854242" text:style-name="Index_20_Link" text:visited-style-name="Index_20_Link">Activity Member Chat<text:tab/>7</text:a></text:p>
          <text:p text:style-name="P191"><text:a xlink:type="simple" xlink:href="#__RefHeading___Toc513_1878324060" text:style-name="Index_20_Link" text:visited-style-name="Index_20_Link">Activity Settings<text:tab/>8</text:a></text:p>
          <text:p text:style-name="P191"><text:a xlink:type="simple" xlink:href="#__RefHeading___Toc2666_3077280143" text:style-name="Index_20_Link" text:visited-style-name="Index_20_Link">Activity Steam<text:tab/>9</text:a></text:p>
          <text:p text:style-name="P191"><text:a xlink:type="simple" xlink:href="#__RefHeading___Toc145_1035930204" text:style-name="Index_20_Link" text:visited-style-name="Index_20_Link">Android<text:tab/>10</text:a></text:p>
          <text:p text:style-name="P191"><text:a xlink:type="simple" xlink:href="#__RefHeading___Toc790_1689950355" text:style-name="Index_20_Link" text:visited-style-name="Index_20_Link">Congestion Control<text:tab/>11</text:a></text:p>
          <text:p text:style-name="P191"><text:a xlink:type="simple" xlink:href="#__RefHeading___Toc445_1428144265" text:style-name="Index_20_Link" text:visited-style-name="Index_20_Link">Corrupted Database Values<text:tab/>12</text:a></text:p>
          <text:p text:style-name="P191"><text:a xlink:type="simple" xlink:href="#__RefHeading___Toc2419_617709667" text:style-name="Index_20_Link" text:visited-style-name="Index_20_Link">Custom Session Credentials<text:tab/>13</text:a></text:p>
          <text:p text:style-name="P191"><text:a xlink:type="simple" xlink:href="#__RefHeading___Toc199_1272986993" text:style-name="Index_20_Link" text:visited-style-name="Index_20_Link">Database Containers<text:tab/>14</text:a></text:p>
          <text:p text:style-name="P191"><text:a xlink:type="simple" xlink:href="#__RefHeading___Toc733_353659540" text:style-name="Index_20_Link" text:visited-style-name="Index_20_Link">Developers<text:tab/>15</text:a></text:p>
          <text:p text:style-name="P191"><text:a xlink:type="simple" xlink:href="#__RefHeading___Toc100_1369832164" text:style-name="Index_20_Link" text:visited-style-name="Index_20_Link">Discovery via Cryptography<text:tab/>16</text:a></text:p>
          <text:p text:style-name="P191"><text:a xlink:type="simple" xlink:href="#__RefHeading___Toc468_783998592" text:style-name="Index_20_Link" text:visited-style-name="Index_20_Link">Exchanging Private Credentials<text:tab/>17</text:a></text:p>
          <text:p text:style-name="P191"><text:a xlink:type="simple" xlink:href="#__RefHeading___Toc2530_449016159" text:style-name="Index_20_Link" text:visited-style-name="Index_20_Link">Exporting / Importing Participant Personalities<text:tab/>18</text:a></text:p>
          <text:p text:style-name="P191"><text:a xlink:type="simple" xlink:href="#__RefHeading___Toc1594_225190499" text:style-name="Index_20_Link" text:visited-style-name="Index_20_Link">Fiasco Keys<text:tab/>19</text:a></text:p>
          <text:p text:style-name="P191"><text:a xlink:type="simple" xlink:href="#__RefHeading___Toc311_1980819345" text:style-name="Index_20_Link" text:visited-style-name="Index_20_Link">Fire<text:tab/>20</text:a></text:p>
          <text:p text:style-name="P191"><text:a xlink:type="simple" xlink:href="#__RefHeading___Toc1464_739530787" text:style-name="Index_20_Link" text:visited-style-name="Index_20_Link">Forward Secrecy and SmokeStack<text:tab/>21</text:a></text:p>
          <text:p text:style-name="P191"><text:a xlink:type="simple" xlink:href="#__RefHeading___Toc83_222518397" text:style-name="Index_20_Link" text:visited-style-name="Index_20_Link">Inflate<text:tab/>22</text:a></text:p>
          <text:p text:style-name="P191"><text:a xlink:type="simple" xlink:href="#__RefHeading___Toc2290_3680134397" text:style-name="Index_20_Link" text:visited-style-name="Index_20_Link">Juggernaut Protocol<text:tab/>23</text:a></text:p>
          <text:p text:style-name="P191"><text:a xlink:type="simple" xlink:href="#__RefHeading___Toc1449_1436150141" text:style-name="Index_20_Link" text:visited-style-name="Index_20_Link">Local Broadcast Manager<text:tab/>24</text:a></text:p>
          <text:p text:style-name="P191"><text:a xlink:type="simple" xlink:href="#__RefHeading___Toc372_292885038" text:style-name="Index_20_Link" text:visited-style-name="Index_20_Link">McEliece CCA2<text:tab/>25</text:a></text:p>
          <text:p text:style-name="P191"><text:a xlink:type="simple" xlink:href="#__RefHeading___Toc848_1547525695" text:style-name="Index_20_Link" text:visited-style-name="Index_20_Link">Message Structures<text:tab/>26</text:a></text:p>
          <text:p text:style-name="P191"><text:a xlink:type="simple" xlink:href="#__RefHeading___Toc852_1547525695" text:style-name="Index_20_Link" text:visited-style-name="Index_20_Link">Neighbors<text:tab/>38</text:a></text:p>
          <text:p text:style-name="P191"><text:a xlink:type="simple" xlink:href="#__RefHeading___Toc503_1878324060" text:style-name="Index_20_Link" text:visited-style-name="Index_20_Link">New Installation<text:tab/>40</text:a></text:p>
          <text:p text:style-name="P191"><text:a xlink:type="simple" xlink:href="#__RefHeading___Toc792_1689950355" text:style-name="Index_20_Link" text:visited-style-name="Index_20_Link">Outbound Queues<text:tab/>41</text:a></text:p>
          <text:p text:style-name="P191"><text:a xlink:type="simple" xlink:href="#__RefHeading___Toc143_1035930204" text:style-name="Index_20_Link" text:visited-style-name="Index_20_Link">Ozone Address<text:tab/>42</text:a></text:p>
          <text:p text:style-name="P191"><text:a xlink:type="simple" xlink:href="#__RefHeading___Toc749_353659540" text:style-name="Index_20_Link" text:visited-style-name="Index_20_Link">Participants<text:tab/>43</text:a></text:p>
          <text:p text:style-name="P191"><text:a xlink:type="simple" xlink:href="#__RefHeading___Toc2421_617709667" text:style-name="Index_20_Link" text:visited-style-name="Index_20_Link">Performance Considerations<text:tab/>44</text:a></text:p>
          <text:p text:style-name="P191"><text:a xlink:type="simple" xlink:href="#__RefHeading___Toc256_1329608135" text:style-name="Index_20_Link" text:visited-style-name="Index_20_Link">Private Public-Key Server<text:tab/>45</text:a></text:p>
          <text:p text:style-name="P191"><text:a xlink:type="simple" xlink:href="#__RefHeading___Toc1804_1127017888" text:style-name="Index_20_Link" text:visited-style-name="Index_20_Link">Private Servers<text:tab/>46</text:a></text:p>
          <text:p text:style-name="P191"><text:a xlink:type="simple" xlink:href="#__RefHeading___Toc2036_1416438090" text:style-name="Index_20_Link" text:visited-style-name="Index_20_Link">Smoke Aliases<text:tab/>47</text:a></text:p>
          <text:p text:style-name="P191"><text:a xlink:type="simple" xlink:href="#__RefHeading___Toc39_1222626670" text:style-name="Index_20_Link" text:visited-style-name="Index_20_Link">Smoke Identities<text:tab/>48</text:a></text:p>
          <text:p text:style-name="P191"><text:a xlink:type="simple" xlink:href="#__RefHeading___Toc2547_3236038107" text:style-name="Index_20_Link" text:visited-style-name="Index_20_Link">Smoke Pipes (Simple Steams)<text:tab/>49</text:a></text:p>
          <text:p text:style-name="P191"><text:a xlink:type="simple" xlink:href="#__RefHeading___Toc1545_532530284" text:style-name="Index_20_Link" text:visited-style-name="Index_20_Link">Software Distribution<text:tab/>50</text:a></text:p>
          <text:p text:style-name="P191"><text:a xlink:type="simple" xlink:href="#__RefHeading___Toc226_1901209788" text:style-name="Index_20_Link" text:visited-style-name="Index_20_Link">TCP, UDP Protocols<text:tab/>51</text:a></text:p>
          <text:p text:style-name="P191"><text:a xlink:type="simple" xlink:href="#__RefHeading___Toc857_1547525695" text:style-name="Index_20_Link" text:visited-style-name="Index_20_Link">Task Utilization<text:tab/>52</text:a></text:p>
          <text:p text:style-name="P191"><text:a xlink:type="simple" xlink:href="#__RefHeading__1732_663878714" text:style-name="Index_20_Link" text:visited-style-name="Index_20_Link">Time<text:tab/>53</text:a></text:p>
          <text:p text:style-name="P191"><text:a xlink:type="simple" xlink:href="#__RefHeading___Toc789_736866454" text:style-name="Index_20_Link" text:visited-style-name="Index_20_Link">UDP Datagrams<text:tab/>54</text:a></text:p>
          <text:p text:style-name="P191"><text:a xlink:type="simple" xlink:href="#__RefHeading___Toc785_736866454" text:style-name="Index_20_Link" text:visited-style-name="Index_20_Link">Verifying Public-Key Ownership<text:tab/>55</text:a></text:p>
        </text:index-body>
      </text:table-of-content>
      <text:p text:style-name="Standard"/>
      <text:h text:style-name="P193" text:outline-level="1"><text:bookmark-start text:name="__RefHeading__697_1754408385"/>About<text:bookmark-end text:name="__RefHeading__697_1754408385"/></text:h>
      <text:p text:style-name="P152">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52"/>
      <text:p text:style-name="P15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51"/>
      <text:h text:style-name="P194" text:outline-level="1"><text:bookmark-start text:name="__RefHeading___Toc505_1878324060"/>Activity Authenticate<text:bookmark-end text:name="__RefHeading___Toc505_1878324060"/></text:h>
      <text:p text:style-name="P86">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6">Smoke may be reset within the Authenticate activity.</text:p>
      <text:p text:style-name="P85"/>
      <text:h text:style-name="P195" text:outline-level="1"><text:bookmark-start text:name="__RefHeading___Toc507_1878324060"/>Activity Chat<text:bookmark-end text:name="__RefHeading___Toc507_1878324060"/></text:h>
      <text:p text:style-name="P87">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0">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2">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60">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80">New Window</text:p>
      <text:p text:style-name="P180"><text:tab/>Display a new Member Chat activity <text:span text:style-name="T143">with the selected participant.</text:span></text:p>
      <text:p text:style-name="P2">Optional Signatures</text:p>
      <text:p text:style-name="P15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4"><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5"><text:span text:style-name="T9"><text:tab/>Refresh the </text:span><text:span text:style-name="T15">P</text:span><text:span text:style-name="T9">articipants </text:span><text:span text:style-name="T17">widget</text:span><text:span text:style-name="T9">.</text:span></text:p>
      <text:p text:style-name="P5">Retrieve Messages</text:p>
      <text:p text:style-name="P157">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6" text:outline-level="1"><text:bookmark-start text:name="__RefHeading___Toc792_736866454"/>Activity Fire<text:bookmark-end text:name="__RefHeading___Toc792_736866454"/></text:h>
      <text:p text:style-name="P88">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8"/>
      <text:h text:style-name="P197" text:outline-level="1"><text:bookmark-start text:name="__RefHeading___Toc1466_883854242"/>Activity Member Chat<text:bookmark-end text:name="__RefHeading___Toc1466_883854242"/></text:h>
      <text:p text:style-name="P89">The <text:span text:style-name="T108">Member </text:span>Chat activity is one of <text:span text:style-name="T99">three</text:span> messaging activities. <text:span text:style-name="T61">From this activity, one may message one participant.</text:span></text:p>
      <text:p text:style-name="P91">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3"><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7"><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9">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62">If confirmed, the selected message is deleted.</text:p>
      <text:p text:style-name="P182">JuggerKnot <text:span text:style-name="T197">Credentials</text:span></text:p>
      <text:p text:style-name="P163"><text:span text:style-name="T189">Display an input dialog. If the dialog is confirmed, the Juggernaut Protocol is initiated with the specified participant. </text:span>If the protocol completes successfully, authentication and encryption credentials are created.</text:p>
      <text:p text:style-name="P181">Juggernaut</text:p>
      <text:p text:style-name="P161">Display an input dialog. If the dialog is confirmed, the Juggernaut Protocol is initiated <text:span text:style-name="T186">with the specified participant.</text:span></text:p>
      <text:p text:style-name="P6">Retrieve Messages</text:p>
      <text:p text:style-name="P158">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8" text:outline-level="1"><text:bookmark-start text:name="__RefHeading___Toc513_1878324060"/>Activity Settings<text:bookmark-end text:name="__RefHeading___Toc513_1878324060"/></text:h>
      <text:p text:style-name="P143"><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97">About</text:p>
      <text:p text:style-name="P153">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98">Ozone</text:p>
      <text:p text:style-name="P169">One Ozone address may be defined in this section. <text:span text:style-name="T78">Please refer to the Ozone page for more details.</text:span></text:p>
      <text:p text:style-name="P185">Participants</text:p>
      <text:p text:style-name="P170">A list of participants. A context menu is available.</text:p>
      <text:p text:style-name="P99">Password</text:p>
      <text:p text:style-name="P155">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0">Public Data</text:p>
      <text:p text:style-name="P156">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0">Share Smoke ID</text:p>
      <text:p text:style-name="P188">Share the Smoke ID with a SmokeStack instance via the defined Ozone. <text:span text:style-name="T174">Please note that the Smoke Alias, if one is defined, is transformed into a Smoke ID.</text:span></text:p>
      <text:p text:style-name="P120"/>
      <text:h text:style-name="P199" text:outline-level="1"><text:bookmark-start text:name="__RefHeading___Toc2666_3077280143"/>Activity Steam<text:bookmark-end text:name="__RefHeading___Toc2666_3077280143"/></text:h>
      <text:p text:style-name="P144">The Steam activity allows for the transferring of files to Steam participants and/or anonymous destinations. Received files <text:span text:style-name="T237">are stored in the Downloads folder.</text:span></text:p>
      <text:p text:style-name="P146"><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45"/>
      <text:h text:style-name="P193"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00" text:outline-level="1"><text:bookmark-start text:name="__RefHeading___Toc790_1689950355"/>Congestion Control<text:bookmark-end text:name="__RefHeading___Toc790_1689950355"/></text:h>
      <text:p text:style-name="P72">Smoke implements a software-based congestion control mechanism. The SipHash algorithm is used for computing digests. Computed digests are stored in an SQLite database <text:span text:style-name="T51">table</text:span>.</text:p>
      <text:p text:style-name="P111">Congestion-control items are inspected every 5 seconds. Items older than 60 seconds are discarded.</text:p>
      <text:p text:style-name="P111"/>
      <text:h text:style-name="P201" text:outline-level="1"><text:bookmark-start text:name="__RefHeading___Toc445_1428144265"/>Corrupted Database Values<text:bookmark-end text:name="__RefHeading___Toc445_1428144265"/></text:h>
      <text:p text:style-name="P75">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6"/>
      <text:h text:style-name="P202" text:outline-level="1"><text:bookmark-start text:name="__RefHeading___Toc2419_617709667"/>Custom Session Credentials<text:bookmark-end text:name="__RefHeading___Toc2419_617709667"/></text:h>
      <text:p text:style-name="P134">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3"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03" text:outline-level="1"><text:bookmark-start text:name="__RefHeading___Toc733_353659540"/>Developers<text:bookmark-end text:name="__RefHeading___Toc733_353659540"/></text:h>
      <text:p text:style-name="P10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1"/>
      <text:h text:style-name="P193"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1"/>
      <text:h text:style-name="P204" text:outline-level="1"><text:bookmark-start text:name="__RefHeading___Toc468_783998592"/>Exchanging Private Credentials<text:bookmark-end text:name="__RefHeading___Toc468_783998592"/></text:h>
      <text:p text:style-name="P77">The Calling feature allows two parties to exchange private key material. <text:span text:style-name="T55">The process of exchanging private credentials is as follows:</text:span></text:p>
      <text:list xml:id="list182516049" text:style-name="L1">
        <text:list-item>
          <text:p text:style-name="P227">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8">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8"/>
      <text:h text:style-name="P205"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6" text:outline-level="1"><text:bookmark-start text:name="__RefHeading___Toc1594_225190499"/>Fiasco Keys<text:bookmark-end text:name="__RefHeading___Toc1594_225190499"/></text:h>
      <text:p text:style-name="P118">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19">A <text:span text:style-name="T115">key pair has a lifetime of 864,000 seconds.</text:span></text:p>
      <text:p text:style-name="P118"/>
      <text:h text:style-name="P207"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7"/>
      <text:h text:style-name="P208" text:outline-level="1"><text:bookmark-start text:name="__RefHeading___Toc1464_739530787"/>Forward Secrecy and SmokeStack<text:bookmark-end text:name="__RefHeading___Toc1464_739530787"/></text:h>
      <text:p text:style-name="P113">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4">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4"/>
      <text:h text:style-name="P193" text:outline-level="1"><text:bookmark-start text:name="__RefHeading___Toc83_222518397"/>Inflate<text:bookmark-end text:name="__RefHeading___Toc83_222518397"/></text:h>
      <text:p text:style-name="P82">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2"/>
      <text:h text:style-name="P209" text:outline-level="1"><text:bookmark-start text:name="__RefHeading___Toc2290_3680134397"/>Juggernaut Protocol<text:bookmark-end text:name="__RefHeading___Toc2290_3680134397"/></text:h>
      <text:p text:style-name="P131"><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29">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29"/>
      <text:h text:style-name="P210" text:outline-level="1"><text:bookmark-start text:name="__RefHeading___Toc1449_1436150141"/>Local Broadcast <text:span text:style-name="T93">Manager</text:span><text:bookmark-end text:name="__RefHeading___Toc1449_1436150141"/></text:h>
      <text:p text:style-name="P112">Communications between the Kernel and the user interface utilize <text:span text:style-name="T213">a </text:span>Local Broadcast Manager <text:span text:style-name="T214">instance</text:span>.</text:p>
      <text:p text:style-name="P112"/>
      <text:h text:style-name="P211" text:outline-level="1"><text:bookmark-start text:name="__RefHeading___Toc372_292885038"/>McEliece CCA2<text:bookmark-end text:name="__RefHeading___Toc372_292885038"/></text:h>
      <text:p text:style-name="P71">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3822049090" text:style-name="L2">
        <text:list-item>
          <text:p text:style-name="P229">Authentication process may require several minutes to complete.</text:p>
        </text:list-item>
        <text:list-item>
          <text:p text:style-name="P230">Communications between McEliece and RSA are fully functional.</text:p>
        </text:list-item>
        <text:list-item>
          <text:p text:style-name="P231">Degraded performance is expected <text:span text:style-name="T147">during key sharing.</text:span></text:p>
        </text:list-item>
        <text:list-item>
          <text:p text:style-name="P232">During the key-sharing process, McEliece signatures are not provided <text:span text:style-name="T75">and therefore are not verified.</text:span></text:p>
        </text:list-item>
        <text:list-item>
          <text:p text:style-name="P232"><text:span text:style-name="T50">I</text:span>nitialization process<text:span text:style-name="T50">es</text:span> may require several minutes to complete.</text:p>
        </text:list-item>
      </text:list>
      <text:p text:style-name="P71"/>
      <text:h text:style-name="P212" text:outline-level="1"><text:bookmark-start text:name="__RefHeading___Toc848_1547525695"/>Message Structures<text:bookmark-end text:name="__RefHeading___Toc848_1547525695"/></text:h>
      <text:p text:style-name="P123">This <text:span text:style-name="T215">section</text:span> will detail the various message structures.</text:p>
      <text:p text:style-name="P124">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7">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539,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soft-page-break/><text:tab/><text:tab/>SHA-512 Key (2)</text:p>
      <text:p text:style-name="P35"><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6"/>
      <text:p text:style-name="P56">CHAT</text:p>
      <text:p text:style-name="P36">[PK] (1)<text:tab/><text:tab/><text:tab/><text:tab/><text:tab/>McEliece <text:span text:style-name="T113">320, </text:span><text:span text:style-name="T244">507, </text:span><text:span text:style-name="T113">576</text:span> Bytes, RSA Key Size / 8 Bytes</text:p>
      <text:p text:style-name="P36"><text:soft-page-break/>{</text:p>
      <text:p text:style-name="P36"><text:tab/>Sender's Public Encryption Key SHA-512 Digest (1)<text:tab/>64 Bytes</text:p>
      <text:p text:style-name="P36">}</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text:soft-page-break/>[Destination SHA-512 HMAC] (4)<text:tab/><text:tab/><text:tab/><text:tab/><text:tab/>64 Bytes</text:p>
      <text:p text:style-name="P36">{</text:p>
      <text:p text:style-name="P36"><text:tab/>[PK] || [AES-256] || [SHA-512 HMAC] (1)</text:p>
      <text:p text:style-name="P36">}</text:p>
      <text:p text:style-name="P57"/>
      <text:p text:style-name="P57">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7"/>
      <text:p text:style-name="P59">CHAT-STATUS</text:p>
      <text:p text:style-name="P39">[PK] (1)<text:tab/><text:tab/><text:tab/><text:tab/><text:tab/>McEliece <text:span text:style-name="T113">320, </text:span><text:span text:style-name="T244">507, </text:span><text:span text:style-name="T113">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soft-page-break/><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59"/>
      <text:p text:style-name="P61">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soft-page-break/><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2"/>
      <text:p text:style-name="P62">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soft-page-break/><text:tab/>\n</text:p>
      <text:p text:style-name="P44"><text:tab/>UTC Date (5)<text:tab/><text:tab/><text:tab/><text:tab/><text:tab/><text:tab/><text:tab/>Base-64</text:p>
      <text:p text:style-name="P44">}</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3"/>
      <text:p text:style-name="P63">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soft-page-break/><text:tab/>[AES-256] || [SHA-384 HMAC] (1)</text:p>
      <text:p text:style-name="P45">}</text:p>
      <text:p text:style-name="P60"/>
      <text:p text:style-name="P70">JUGGERNAUT</text:p>
      <text:p text:style-name="P37">[PK] (1)<text:tab/><text:tab/><text:tab/><text:tab/><text:tab/>McEliece <text:span text:style-name="T113">320, </text:span><text:span text:style-name="T244">507, </text:span><text:span text:style-name="T113">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text:soft-page-break/>[Destination SHA-512 HMAC] (4)<text:tab/><text:tab/><text:tab/><text:tab/><text:tab/>64 Bytes</text:p>
      <text:p text:style-name="P37">{</text:p>
      <text:p text:style-name="P37"><text:tab/>[PK] || [AES-256] || [SHA-512 HMAC] (1)</text:p>
      <text:p text:style-name="P37">}</text:p>
      <text:p text:style-name="P58"/>
      <text:p text:style-name="P60"><text:span text:style-name="T158">MESSAGE</text:span>-<text:span text:style-name="T158">READ</text:span></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55"/>
      <text:p text:style-name="P64">PKP-REQUEST <text:span text:style-name="T128">(Via Ozone)</text:span></text:p>
      <text:p text:style-name="P46">[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4"/>
      <text:p text:style-name="P68">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5"/>
      <text:p text:style-name="P69">SHARE-SMOKE-ID-<text:span text:style-name="T164">CONFIRMATION</text:span> <text:span text:style-name="T129">(Via Ozone)</text:span></text:p>
      <text:p text:style-name="P48"><text:soft-page-break/>[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6"/>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261"/>
      <text:p text:style-name="P265">STEAM-KEY-EXCHANGE-A</text:p>
      <text:p text:style-name="P264">[PK] (1)<text:tab/><text:tab/><text:tab/><text:tab/><text:tab/>McEliece <text:span text:style-name="T113">320, </text:span><text:span text:style-name="T244">507, </text:span><text:span text:style-name="T113">576</text:span> Bytes, RSA Key Size / 8 Bytes</text:p>
      <text:p text:style-name="P264">{</text:p>
      <text:p text:style-name="P264"><text:tab/>Sender's Public Encryption Key SHA-512 Digest (1)<text:tab/>64 Bytes</text:p>
      <text:p text:style-name="P264">}</text:p>
      <text:p text:style-name="P264"/>
      <text:p text:style-name="P263">[AES-256] (2)</text:p>
      <text:p text:style-name="P263">{</text:p>
      <text:p text:style-name="P263"><text:tab/>0x0<text:span text:style-name="T245">4</text:span> (1)<text:tab/><text:tab/><text:tab/><text:tab/><text:tab/><text:tab/><text:tab/><text:tab/>1 Byte</text:p>
      <text:p text:style-name="P263"><text:tab/>A Timestamp (2)<text:tab/><text:tab/><text:tab/><text:tab/><text:tab/><text:tab/><text:tab/>8 Bytes <text:span text:style-name="T117">(Base-64)</text:span></text:p>
      <text:p text:style-name="P263"><text:soft-page-break/><text:tab/><text:span text:style-name="T179">\n</text:span></text:p>
      <text:p text:style-name="P263"><text:tab/><text:span text:style-name="T118">Ephemeral </text:span>Public Key (3)<text:tab/><text:tab/><text:tab/><text:tab/><text:tab/><text:span text:style-name="T117">Variable (Base-64)</text:span></text:p>
      <text:p text:style-name="P263"><text:tab/><text:span text:style-name="T179">\n</text:span></text:p>
      <text:p text:style-name="P263"><text:tab/><text:span text:style-name="T118">Ephemeral Public Key Type (4)<text:tab/><text:tab/><text:tab/><text:tab/><text:tab/>1 Byte (Base-64)</text:span></text:p>
      <text:p text:style-name="P263"><text:tab/><text:span text:style-name="T179">\n</text:span></text:p>
      <text:p text:style-name="P263"><text:tab/>Sender's Identity (<text:span text:style-name="T117">5</text:span>)<text:tab/><text:tab/><text:tab/><text:tab/><text:tab/><text:tab/>8 Bytes <text:span text:style-name="T117">(Base-64)</text:span></text:p>
      <text:p text:style-name="P263"><text:tab/><text:span text:style-name="T179">\n</text:span></text:p>
      <text:p text:style-name="P263"><text:tab/>Sender's Public Encryption Key SHA-512 Digest (<text:span text:style-name="T117">6</text:span>)<text:tab/>64 Bytes <text:span text:style-name="T117">(Base-64)</text:span></text:p>
      <text:p text:style-name="P263"><text:tab/><text:span text:style-name="T179">\n</text:span></text:p>
      <text:p text:style-name="P263"><text:tab/>[PK Signature] (<text:span text:style-name="T117">7)</text:span><text:tab/><text:tab/><text:tab/><text:tab/><text:tab/><text:tab/>Variable <text:span text:style-name="T117">(Base-64)</text:span></text:p>
      <text:p text:style-name="P263"><text:tab/>{</text:p>
      <text:p text:style-name="P263"><text:tab/><text:tab/>[PK] (1 ... 2) || [AES-256] (1 ... <text:span text:style-name="T117">6</text:span>) ||</text:p>
      <text:p text:style-name="P263"><text:tab/><text:tab/>Recipient's Public Encryption Key SHA-512 Digest (1)</text:p>
      <text:p text:style-name="P263"><text:tab/>}</text:p>
      <text:p text:style-name="P263">}</text:p>
      <text:p text:style-name="P263"/>
      <text:p text:style-name="P263">[SHA-512 HMAC] (3)<text:tab/><text:tab/><text:tab/><text:tab/><text:tab/><text:tab/><text:tab/>64 Bytes</text:p>
      <text:p text:style-name="P263">{</text:p>
      <text:p text:style-name="P263"><text:tab/>[PK] || [AES-256] (1)</text:p>
      <text:p text:style-name="P263">}</text:p>
      <text:p text:style-name="P263"/>
      <text:p text:style-name="P263">/*</text:p>
      <text:p text:style-name="P263">** The destination is created via the recipient's Smoke <text:span text:style-name="T184">I</text:span>dentity.</text:p>
      <text:p text:style-name="P263">*/</text:p>
      <text:p text:style-name="P263"/>
      <text:p text:style-name="P263">[Destination SHA-512 HMAC] (4)<text:tab/><text:tab/><text:tab/><text:tab/><text:tab/>64 Bytes</text:p>
      <text:p text:style-name="P263">{</text:p>
      <text:p text:style-name="P263"><text:tab/>[PK] || [AES-256] || [SHA-512] (1)</text:p>
      <text:p text:style-name="P263">}</text:p>
      <text:p text:style-name="P262"/>
      <text:h text:style-name="P213" text:outline-level="1"><text:bookmark-start text:name="__RefHeading___Toc852_1547525695"/>Neighbors<text:bookmark-end text:name="__RefHeading___Toc852_1547525695"/></text:h>
      <text:p text:style-name="P108"><text:span text:style-name="T141">N</text:span>eighbors may be defined via the Settings activity. This page will describe the various nuances of <text:span text:style-name="T80">network peers.</text:span></text:p>
      <text:p text:style-name="P126">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27">Initialize Ozone</text:p>
      <text:p text:style-name="P127">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39">Non-TLS</text:p>
      <text:p text:style-name="P139">Allows the neighbor to observe traditional socket operations.</text:p>
      <text:p text:style-name="P139">Passthrough</text:p>
      <text:p text:style-name="P139">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09">A menu accompanies each defined neighbor.</text:p>
      <text:p text:style-name="P109">Connect</text:p>
      <text:p text:style-name="P165">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4">Delete</text:p>
      <text:p text:style-name="P165">Display a confirmation prompt. If confirmed, the specified neighbor is <text:span text:style-name="T85">scheduled for deletion</text:span>.</text:p>
      <text:p text:style-name="P174">Disconnect</text:p>
      <text:p text:style-name="P174"><text:tab/>Instruct Smoke to place the specified neighbor in a disconnect<text:span text:style-name="T216">ed</text:span> status.</text:p>
      <text:p text:style-name="P174">Purge Queue</text:p>
      <text:p text:style-name="P174"><text:tab/>Purge the outbound queue of the specified neighbor.</text:p>
      <text:p text:style-name="P175">Reset SSL/TLS Credentials</text:p>
      <text:p text:style-name="P175"><text:tab/>Reset the locally-stored SSL/TLS credentials of <text:span text:style-name="T217">a </text:span>TCP neighbor.</text:p>
      <text:p text:style-name="P176">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8"><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7">Various per-neighbor statistics are included in the Settings activity. Also included are per-neighbor descriptive errors.</text:p>
      <text:p text:style-name="P179"/>
      <text:h text:style-name="P214" text:outline-level="1"><text:bookmark-start text:name="__RefHeading___Toc503_1878324060"/>New Installation<text:bookmark-end text:name="__RefHeading___Toc503_1878324060"/></text:h>
      <text:p text:style-name="P83">After launching a new installation of Smoke, some initial settings are required.</text:p>
      <text:p text:style-name="P83">Encryption</text:p>
      <text:p text:style-name="P83"><text:tab/>Public-key algorithm. McEliece-Fujisaki and <text:span text:style-name="T60">3072-bit </text:span>RSA are supported.</text:p>
      <text:p text:style-name="P83">Iteration Count</text:p>
      <text:p text:style-name="P172">Local authentication and encryption keys are generated via Argon2id or PBKDF2. The functions require an iteration count. If the selected value exceeds 10 for Argon2id or 7500 for PBKDF2, a confirmation prompt is displayed.</text:p>
      <text:p text:style-name="P83">Password</text:p>
      <text:p text:style-name="P83"><text:tab/>At least one character is required.</text:p>
      <text:p text:style-name="P83">Signature</text:p>
      <text:p text:style-name="P83"><text:tab/>Public-key digital signatures. <text:span text:style-name="T60">384-bit </text:span>ECDSA and <text:span text:style-name="T60">3072-bit </text:span>RSA are supported.</text:p>
      <text:p text:style-name="P84"/>
      <text:h text:style-name="P215" text:outline-level="1"><text:bookmark-start text:name="__RefHeading___Toc792_1689950355"/>Outbound Queue<text:span text:style-name="T52">s</text:span><text:bookmark-end text:name="__RefHeading___Toc792_1689950355"/></text:h>
      <text:p text:style-name="P135">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4">Please note that peers which are in disconnected status-control states are ignored during the <text:span text:style-name="T105">enqueue </text:span>processes.</text:p>
      <text:p text:style-name="P73"/>
      <text:h text:style-name="P193" text:outline-level="1"><text:bookmark-start text:name="__RefHeading___Toc143_1035930204"/>Ozone Address<text:bookmark-end text:name="__RefHeading___Toc143_1035930204"/></text:h>
      <text:p text:style-name="P96">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6" text:outline-level="1"><text:bookmark-start text:name="__RefHeading___Toc749_353659540"/>Participants<text:bookmark-end text:name="__RefHeading___Toc749_353659540"/></text:h>
      <text:p text:style-name="P102">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3">Delete (Smoke Identity)</text:p>
      <text:p text:style-name="P164">Delete the selected participant. A confirmation dialog is displayed.</text:p>
      <text:p text:style-name="P122">Delete Fiasco Keys (Smoke Identity)</text:p>
      <text:p text:style-name="P171">Delete all of the recorded Fiasco keys. The current session keys of the selected participant are not deleted. <text:span text:style-name="T167">A confirmation dialog is displayed.</text:span></text:p>
      <text:p text:style-name="P186">Delete Public Keys (Smoke Identity)</text:p>
      <text:p text:style-name="P189">Delete the Fiasco and public keys of the specified participant. A confirmation dialog is displayed.</text:p>
      <text:p text:style-name="P116">New Name <text:span text:style-name="T106">(Smoke Identity)</text:span></text:p>
      <text:p text:style-name="P166">Assign a new name to the selected participant.</text:p>
      <text:p text:style-name="P103">Request Keys via Ozone (Smoke Identity)</text:p>
      <text:p text:style-name="P164">Submit a <text:span text:style-name="T71">public-</text:span>key request to SmokeStack instances via the selected Smoke Identity. An Ozone address must be defined <text:span text:style-name="T72">for this option to be enabled.</text:span></text:p>
      <text:p text:style-name="P173">Share Keys <text:span text:style-name="T148">Of </text:span>(Smoke Identity)</text:p>
      <text:p text:style-name="P168">The selected participant’s public-key pair <text:span text:style-name="T73">is distributed using the specified Smoke Identity. If a public-key pair does not exist for the specified participant, the option is disabled.</text:span></text:p>
      <text:p text:style-name="P184">Share Smoke ID Of (Smoke Identity)</text:p>
      <text:p text:style-name="P187">The selected participant’s Smoke Identity is distributed using the defined Ozone address. An Ozone address must be defined for this option to be enabled.</text:p>
      <text:p text:style-name="P183"><text:bookmark-start text:name="__RefHeading___Toc1692_948962112"/>View Details (Smoke Identity)<text:bookmark-end text:name="__RefHeading___Toc1692_948962112"/></text:p>
      <text:p text:style-name="P167">View details of the selected participant.</text:p>
      <text:p text:style-name="P183"/>
      <text:h text:style-name="P217" text:outline-level="1"><text:bookmark-start text:name="__RefHeading___Toc2421_617709667"/>Performance Considerations<text:bookmark-end text:name="__RefHeading___Toc2421_617709667"/></text:h>
      <text:p text:style-name="P136">Smoke is a multi-tasking process and several of its internal operations are performed in separate tasks, thus allowing the main thread to remain as responsive as possible.</text:p>
      <text:list xml:id="list3181567847" text:style-name="L3">
        <text:list-item>
          <text:p text:style-name="P233">A special database cursor is maintained for rapid access to data for the Member Chat activity. The cursor is synchronized in various logical regions.</text:p>
        </text:list-item>
        <text:list-item>
          <text:p text:style-name="P234">Automatic requesting of SmokeStack messages is performed <text:span text:style-name="T204">i</text:span>n a separate task.</text:p>
        </text:list-item>
        <text:list-item>
          <text:p text:style-name="P235">Detailed participant status in the Chat activity is gathered in a separate task and reported to the main thread.</text:p>
        </text:list-item>
        <text:list-item>
          <text:p text:style-name="P236">Neighbor data are written in a separate task.</text:p>
        </text:list-item>
        <text:list-item>
          <text:p text:style-name="P237">Neighbor objects are prepared <text:span text:style-name="T204">i</text:span>n a separate task.</text:p>
        </text:list-item>
        <text:list-item>
          <text:p text:style-name="P238">Neighbor statistics <text:span text:style-name="T206">and statuses</text:span> are <text:span text:style-name="T206">prepared </text:span>in a separate task.</text:p>
        </text:list-item>
        <text:list-item>
          <text:p text:style-name="P239">Network data are read in a separate task. Accumulated data are also parsed on a separate task.</text:p>
        </text:list-item>
        <text:list-item>
          <text:p text:style-name="P235">Network status information is gathered in a separate task and reported to the main thread.</text:p>
        </text:list-item>
        <text:list-item>
          <text:p text:style-name="P240">Outbound messages (Chat, Fire, Juggernaut, Message Retrieval Request, Share Smoke Identity) are prepared <text:span text:style-name="T204">i</text:span>n <text:span text:style-name="T204">a </text:span>separate task.</text:p>
        </text:list-item>
        <text:list-item>
          <text:p text:style-name="P241">Participant calling keys are generated <text:span text:style-name="T204">i</text:span>n <text:span text:style-name="T204">a </text:span>separate t<text:span text:style-name="T202">ask.</text:span></text:p>
        </text:list-item>
        <text:list-item>
          <text:p text:style-name="P242">Participant elements for various interface widgets are gathered in a separate task.</text:p>
        </text:list-item>
        <text:list-item>
          <text:p text:style-name="P243">Public-key publications are performed in a separate task.</text:p>
        </text:list-item>
        <text:list-item>
          <text:p text:style-name="P243">Purging of expired Juggernaut credentials, <text:span text:style-name="T203">congestion control data, and participant key streams</text:span> is performed <text:span text:style-name="T204">i</text:span>n a separate task.</text:p>
        </text:list-item>
        <text:list-item>
          <text:p text:style-name="P244">Purging of expired temporary identifiers is performed <text:span text:style-name="T205">i</text:span>n a separate task.</text:p>
        </text:list-item>
        <text:list-item>
          <text:p text:style-name="P245">Purging of malformed outbound data and participants is performed in a separate task.</text:p>
        </text:list-item>
        <text:list-item>
          <text:p text:style-name="P246">Purging of neighbor queues is performed in a separate task.</text:p>
        </text:list-item>
        <text:list-item>
          <text:p text:style-name="P247">Status message broadcasting is performed <text:span text:style-name="T205">i</text:span>n a separate task.</text:p>
        </text:list-item>
        <text:list-item>
          <text:p text:style-name="P248">Steam files are distributed on separate tasks. A separate task prepares Steam tasks.</text:p>
        </text:list-item>
      </text:list>
      <text:p text:style-name="P138"/>
      <text:h text:style-name="P193"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8" text:outline-level="1"><text:bookmark-start text:name="__RefHeading___Toc1804_1127017888"/>Private Servers<text:bookmark-end text:name="__RefHeading___Toc1804_1127017888"/></text:h>
      <text:p text:style-name="P125">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314569947" text:style-name="L4">
        <text:list-item>
          <text:p text:style-name="P249"><text:span text:style-name="T155">A private s</text:span>erver generates a 64-byte stream of random data <text:span text:style-name="T162">and concatenates the data with the current system time.</text:span></text:p>
        </text:list-item>
        <text:list-item>
          <text:p text:style-name="P249"><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50"><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51">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0">Please define private servers after the desired participants have been completely defined in SmokeStac<text:span text:style-name="T220">k. This is required because SmokeStack instances must be in possession of public-key pairs.</text:span></text:p>
      <text:p text:style-name="P137">Please note that multiple devices may contain identical Smoke instances. Thus, several identical Smoke instances may authenticate themselves with a given SmokeStack instance.</text:p>
      <text:p text:style-name="P142"/>
      <text:h text:style-name="P21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94057090" text:style-name="L5">
        <text:list-item>
          <text:p text:style-name="P226"><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6"><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6"><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6"><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2">Please note that a Smoke instance must synchronize itself with a remote server after a new Smoke Alias is assigned within Public Data. Synchronization generally completes in approximately 15 seconds.</text:p>
      <text:p text:style-name="P132"/>
      <text:p text:style-name="P133">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3"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5">It is impossible to avoid <text:span text:style-name="T40">SipHash </text:span>collisions <text:span text:style-name="T33">as there are infinitely-many inputs and a limited number of outputs.</text:span></text:p>
      <text:p text:style-name="P115"/>
      <text:h text:style-name="P220"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2152562431" text:style-name="L6">
        <text:list-item>
          <text:p text:style-name="P252"><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2"><text:bookmark-start text:name="__RefHeading___Toc2553_3236038107"/>Prepare the endpoint service on the destination device. In this example: nc -l 192.168.178.15 4710 &gt; output.<text:bookmark-end text:name="__RefHeading___Toc2553_3236038107"/></text:p>
        </text:list-item>
        <text:list-item>
          <text:p text:style-name="P252"><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53"><text:bookmark-start text:name="__RefHeading___Toc2557_3236038107"/>Resume each file.<text:bookmark-end text:name="__RefHeading___Toc2557_3236038107"/></text:p>
        </text:list-item>
        <text:list-item>
          <text:p text:style-name="P254">The first file to be tagged is the first file to be transferred.</text:p>
        </text:list-item>
      </text:list>
      <text:p text:style-name="P140"><text:span text:style-name="T227">Using commands such as head and tail, it’s possible to partition the output file into separate files. Data may also be</text:span> pip<text:span text:style-name="T224">ed</text:span> <text:span text:style-name="T224">to </text:span>multiple endpoints.</text:p>
      <text:p text:style-name="P141"><text:span text:style-name="T231">A c</text:span>oncrete example follows.</text:p>
      <text:list xml:id="list2288231140" text:style-name="L7">
        <text:list-item>
          <text:p text:style-name="P255">In a console: “nc -k -l 192.168.178.15 4710 &gt; output”. <text:span text:style-name="T228">If necessary, disable the firewall or prepare specific firewall rules on the destination device.</text:span></text:p>
        </text:list-item>
        <text:list-item>
          <text:p text:style-name="P255">Define the non-TLS passthrough 192.168.178.15:4710 in Smoke’<text:span text:style-name="T229">s Settings activity.</text:span></text:p>
        </text:list-item>
        <text:list-item>
          <text:p text:style-name="P256">Prepare 3 image files for distribution in Smoke.</text:p>
        </text:list-item>
        <text:list-item>
          <text:p text:style-name="P256">Activate the Rewind &amp; Resume All Steams context-<text:span text:style-name="T228">menu option </text:span>in the Steam activity.</text:p>
        </text:list-item>
        <text:list-item>
          <text:p text:style-name="P257">Once the 3 files have been transferred, observe the file sizes of each Steam.</text:p>
        </text:list-item>
        <text:list-item>
          <text:p text:style-name="P257">In a console: “head -c <text:span text:style-name="T230">sizeof(file a)</text:span> output &gt; file1”.</text:p>
        </text:list-item>
        <text:list-item>
          <text:p text:style-name="P257">In a console: “sha256 file1”. The digest must match the digest provided by Smoke.</text:p>
        </text:list-item>
        <text:list-item>
          <text:p text:style-name="P257">In a console: “<text:span text:style-name="T230">tail -c “$((sizeof(file a) + sizeof(file b)))” output | head -c sizeof(file a) &gt; file2”.</text:span></text:p>
        </text:list-item>
        <text:list-item>
          <text:p text:style-name="P258">In a consol<text:span text:style-name="T231">e:</text:span> “sha256 file2”. The digest must match the digest provided by Smoke.</text:p>
        </text:list-item>
        <text:list-item>
          <text:p text:style-name="P259">In a console: “tail -c sizeof(file c) output &gt; file3”.</text:p>
        </text:list-item>
        <text:list-item>
          <text:p text:style-name="P259">Finally: “sha256 file3”. The digest must match the digest provided by Smoke.</text:p>
        </text:list-item>
      </text:list>
      <text:p text:style-name="P149"><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48"/>
      <text:h text:style-name="P221" text:outline-level="1"><text:bookmark-start text:name="__RefHeading___Toc1545_532530284"/><text:span text:style-name="T97">Software </text:span>Distribution<text:bookmark-end text:name="__RefHeading___Toc1545_532530284"/></text:h>
      <text:p text:style-name="P79">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0"/>
      <text:h text:style-name="P193" text:outline-level="1"><text:bookmark-start text:name="__RefHeading___Toc226_1901209788"/>TCP, UDP Protocols<text:bookmark-end text:name="__RefHeading___Toc226_1901209788"/></text:h>
      <text:p text:style-name="P105">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6"><text:span text:style-name="T10">E</text:span><text:span text:style-name="T9">xample UDP multicast address: 239.255.43.21.</text:span></text:p>
      <text:p text:style-name="P8"/>
      <text:h text:style-name="P222" text:outline-level="1"><text:bookmark-start text:name="__RefHeading___Toc857_1547525695"/><text:span text:style-name="T163">Task</text:span> Utilization<text:bookmark-end text:name="__RefHeading___Toc857_1547525695"/></text:h>
      <text:p text:style-name="P110">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0"/>
      <text:h text:style-name="P223" text:outline-level="1"><text:bookmark-start text:name="__RefHeading__1732_663878714"/>Time<text:bookmark-end text:name="__RefHeading__1732_663878714"/></text:h>
      <text:p text:style-name="P121">Time references are included in various message structures. Therefore, it is important that <text:span text:style-name="T134">a device’s</text:span> local clock is correct. Smoke also performs numerous internal processes which are time-sensitive.</text:p>
      <text:p text:style-name="P121"/>
      <text:h text:style-name="P224" text:outline-level="1"><text:bookmark-start text:name="__RefHeading___Toc789_736866454"/>UDP Datagrams<text:bookmark-end text:name="__RefHeading___Toc789_736866454"/></text:h>
      <text:p text:style-name="P104">Outbound UDP messages are partitioned into 576-byte datagrams. For example, a 15000-byte message will be partitioned into 27 datagrams.</text:p>
      <text:p text:style-name="P104"/>
      <text:h text:style-name="P225" text:outline-level="1"><text:bookmark-start text:name="__RefHeading___Toc785_736866454"/>Verifying Public-Key Ownership<text:bookmark-end text:name="__RefHeading___Toc785_736866454"/></text:h>
      <text:p text:style-name="P147"><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407968320" text:style-name="L8">
        <text:list-item>
          <text:p text:style-name="P260">Concatenate the <text:span text:style-name="T151">encoded forms of the </text:span>encryption and <text:span text:style-name="T151">the </text:span>signature public keys.</text:p>
        </text:list-item>
        <text:list-item>
          <text:p text:style-name="P260">Digitally sign the <text:span text:style-name="T151">concatenated product u</text:span>sing the private encryption key.</text:p>
        </text:list-item>
        <text:list-item>
          <text:p text:style-name="P260">Digitally sign the <text:span text:style-name="T151">concatenated product</text:span> using the private signature key.</text:p>
        </text:list-item>
        <text:list-item>
          <text:p text:style-name="P260">Bundle the two digital signatures.</text:p>
        </text:list-item>
      </text:list>
      <text:p text:style-name="P1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06T12:31:12.724016357</dc:date>
    <meta:editing-duration>P7DT1H16M58S</meta:editing-duration>
    <meta:editing-cycles>1258</meta:editing-cycles>
    <meta:generator>LibreOffice/6.4.3.2$Linux_X86_64 LibreOffice_project/40$Build-2</meta:generator>
    <meta:document-statistic meta:table-count="0" meta:image-count="0" meta:object-count="0" meta:page-count="56" meta:paragraph-count="704" meta:word-count="5724" meta:character-count="38348" meta:non-whitespace-character-count="31827"/>
  </office:meta>
</office:document-meta>
</file>